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UENTES TELLO, LU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4546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5916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UENTES TELLO, LU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4546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ZAMORA HUAMANI JULIET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4546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200379</text:p>
          </table:table-cell>
          <table:table-cell table:style-name="Tabla2.D3" office:value-type="string">
            <text:p text:style-name="P23">17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2:12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